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23.644cm" fo:min-width="28.029cm"/>
    </style:style>
    <style:style style:name="gr2" style:family="graphic" style:parent-style-name="standard">
      <style:graphic-properties draw:stroke="none" draw:fill="solid" draw:fill-color="#ff6309" draw:textarea-horizontal-align="left" draw:textarea-vertical-align="middle" draw:auto-grow-height="false" fo:min-height="0.33cm" fo:min-width="0.982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solid" draw:fill-color="#ffffff" draw:textarea-horizontal-align="left" draw:textarea-vertical-align="middle" draw:auto-grow-height="false" fo:min-height="1.424cm" fo:min-width="1.494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0.707cm" fo:min-width="2.134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0.878cm" fo:min-width="1.47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0.888cm" fo:min-width="1.327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1.889cm" fo:min-width="0.592cm" fo:padding-top="0.13cm" fo:padding-bottom="0.13cm" fo:padding-left="0.25cm" fo:padding-right="0.25cm" fo:wrap-option="no-wrap" draw:shadow-color="#808080"/>
    </style:style>
    <style:style style:name="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.593cm" fo:min-width="0.401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.242cm" fo:min-width="0.673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1.719cm" fo:min-width="0.568cm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solid" draw:fill-color="#008000" draw:textarea-horizontal-align="left" draw:textarea-vertical-align="middle" draw:auto-grow-height="false" fo:min-height="1.389cm" fo:min-width="0.092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none" draw:fill="solid" draw:fill-color="#ffffff" draw:textarea-horizontal-align="left" draw:textarea-vertical-align="middle" draw:auto-grow-height="false" fo:min-height="1.969cm" fo:min-width="0.854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none" draw:fill="solid" draw:fill-color="#ffffff" draw:textarea-horizontal-align="left" draw:textarea-vertical-align="middle" draw:auto-grow-height="false" fo:min-height="1.068cm" fo:min-width="1.125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solid" draw:fill-color="#ffffff" draw:textarea-horizontal-align="left" draw:textarea-vertical-align="middle" draw:auto-grow-height="false" fo:min-height="1.969cm" fo:min-width="1.208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solid" draw:fill-color="#ffffff" draw:textarea-horizontal-align="left" draw:textarea-vertical-align="middle" draw:auto-grow-height="false" fo:min-height="0.978cm" fo:min-width="1.435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draw:fill="solid" draw:fill-color="#0000ff" draw:textarea-horizontal-align="left" draw:textarea-vertical-align="middle" draw:auto-grow-height="false" fo:min-height="0.49cm" fo:min-width="1.066cm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none" draw:fill="solid" draw:fill-color="#ffffff" draw:textarea-horizontal-align="left" draw:textarea-vertical-align="middle" draw:auto-grow-height="false" fo:min-height="1.945cm" fo:min-width="1.066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solid" draw:fill-color="#ffffff" draw:textarea-horizontal-align="left" draw:textarea-vertical-align="middle" draw:auto-grow-height="false" fo:min-height="1.718cm" fo:min-width="0.544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solid" draw:fill-color="#ffffff" draw:textarea-horizontal-align="left" draw:textarea-vertical-align="middle" draw:auto-grow-height="false" fo:min-height="2.64cm" fo:min-width="0.165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cb0733" draw:textarea-horizontal-align="left" draw:textarea-vertical-align="middle" draw:auto-grow-height="false" fo:min-height="1.411cm" fo:min-width="0.067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solid" draw:fill-color="#ffffff" draw:textarea-horizontal-align="left" draw:textarea-vertical-align="middle" draw:auto-grow-height="false" fo:min-height="1.889cm" fo:min-width="0.566cm" fo:padding-top="0.13cm" fo:padding-bottom="0.13cm" fo:padding-left="0.25cm" fo:padding-right="0.25cm" fo:wrap-option="no-wrap" draw:shadow-color="#808080"/>
    </style:style>
    <style:style style:name="gr2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ff6309"/>
      <style:paragraph-properties style:writing-mode="lr-tb" style:font-independent-line-spacing="true"/>
    </style:style>
    <style:style style:name="P3" style:family="paragraph">
      <loext:graphic-properties draw:fill="solid" draw:fill-color="#ffffff"/>
      <style:paragraph-properties style:writing-mode="lr-tb" style:font-independent-line-spacing="true"/>
    </style:style>
    <style:style style:name="P4" style:family="paragraph">
      <loext:graphic-properties draw:fill="solid" draw:fill-color="#008000"/>
      <style:paragraph-properties style:writing-mode="lr-tb" style:font-independent-line-spacing="true"/>
    </style:style>
    <style:style style:name="P5" style:family="paragraph">
      <loext:graphic-properties draw:fill="solid" draw:fill-color="#0000ff"/>
      <style:paragraph-properties style:writing-mode="lr-tb" style:font-independent-line-spacing="true"/>
    </style:style>
    <style:style style:name="P6" style:family="paragraph">
      <loext:graphic-properties draw:fill="solid" draw:fill-color="#cb0733"/>
      <style:paragraph-properties style:writing-mode="lr-tb" style:font-independent-line-spacing="true"/>
    </style:style>
    <style:style style:name="P7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8.529cm" svg:height="23.894cm" svg:x="-0.529cm" svg:y="-0.4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82cm" svg:height="0.58cm" svg:x="5.646cm" svg:y="10.582cm">
          <text:p/>
          <draw:enhanced-geometry svg:viewBox="0 0 1357 554" draw:type="non-primitive" draw:enhanced-path="M 1356 20 L 877 553 0 397 563 0 1356 20 N"/>
        </draw:custom-shape>
        <draw:custom-shape draw:style-name="gr3" draw:text-style-name="P3" draw:layer="layout" svg:width="1.994cm" svg:height="1.674cm" svg:x="6.714cm" svg:y="9.738cm">
          <text:p/>
          <draw:enhanced-geometry svg:viewBox="0 0 1797 1465" draw:type="non-primitive" draw:enhanced-path="M 1433 865 L 608 1464 0 1289 480 755 1157 202 1796 0 1433 865 N"/>
        </draw:custom-shape>
        <draw:custom-shape draw:style-name="gr4" draw:text-style-name="P3" draw:layer="layout" svg:width="2.634cm" svg:height="0.957cm" svg:x="4.637cm" svg:y="10.876cm">
          <text:p/>
          <draw:enhanced-geometry svg:viewBox="0 0 2359 838" draw:type="non-primitive" draw:enhanced-path="M 1750 342 L 2358 518 1428 837 472 635 0 0 873 185 1750 342 N"/>
        </draw:custom-shape>
        <draw:custom-shape draw:style-name="gr5" draw:text-style-name="P3" draw:layer="layout" svg:width="1.97cm" svg:height="1.128cm" svg:x="5.99cm" svg:y="9.374cm">
          <text:p/>
          <draw:enhanced-geometry svg:viewBox="0 0 1770 993" draw:type="non-primitive" draw:enhanced-path="M 1769 439 L 1092 992 298 973 0 370 647 0 1247 418 1769 439 N"/>
        </draw:custom-shape>
        <draw:custom-shape draw:style-name="gr6" draw:text-style-name="P3" draw:layer="layout" svg:width="1.827cm" svg:height="1.138cm" svg:x="4.376cm" svg:y="9.818cm">
          <text:p/>
          <draw:enhanced-geometry svg:viewBox="0 0 1630 1000" draw:type="non-primitive" draw:enhanced-path="M 643 306 L 1331 0 1629 603 1067 999 193 814 0 130 643 306 N"/>
        </draw:custom-shape>
        <draw:custom-shape draw:style-name="gr7" draw:text-style-name="P3" draw:layer="layout" svg:width="1.092cm" svg:height="2.139cm" svg:x="7.449cm" svg:y="6.054cm">
          <text:p/>
          <draw:enhanced-geometry svg:viewBox="0 0 967 1861" draw:type="non-primitive" draw:enhanced-path="M 405 546 L 443 0 966 705 939 1545 367 1860 0 1181 405 546 N"/>
        </draw:custom-shape>
        <draw:custom-shape draw:style-name="gr8" draw:text-style-name="P3" draw:layer="layout" svg:width="0.901cm" svg:height="2.843cm" svg:x="8.837cm" svg:y="6.838cm">
          <text:p/>
          <draw:enhanced-geometry svg:viewBox="0 0 802 2483" draw:type="non-primitive" draw:enhanced-path="M 0 2482 L 178 1568 326 644 501 0 801 972 608 1972 0 2482 N"/>
        </draw:custom-shape>
        <draw:custom-shape draw:style-name="gr9" draw:text-style-name="P3" draw:layer="layout" svg:width="1.173cm" svg:height="2.492cm" svg:x="8.186cm" svg:y="4.71cm">
          <text:p/>
          <draw:enhanced-geometry svg:viewBox="0 0 1043 2166" draw:type="non-primitive" draw:enhanced-path="M 706 604 L 1042 1591 714 2165 351 1538 19 714 0 0 706 604 N"/>
        </draw:custom-shape>
        <draw:custom-shape draw:style-name="gr10" draw:text-style-name="P3" draw:layer="layout" svg:width="1.068cm" svg:height="1.969cm" svg:x="7.876cm" svg:y="7.906cm">
          <text:p/>
          <draw:enhanced-geometry svg:viewBox="0 0 957 1708" draw:type="non-primitive" draw:enhanced-path="M 571 0 L 956 591 778 1505 138 1707 289 1031 0 315 571 0 N"/>
        </draw:custom-shape>
        <draw:custom-shape draw:style-name="gr11" draw:text-style-name="P4" draw:layer="layout" svg:width="0.592cm" svg:height="1.639cm" svg:x="8.565cm" svg:y="6.838cm">
          <text:p/>
          <draw:enhanced-geometry svg:viewBox="0 0 533 1432" draw:type="non-primitive" draw:enhanced-path="M 384 1431 L 0 839 27 0 532 506 384 1431 N"/>
        </draw:custom-shape>
        <draw:custom-shape draw:style-name="gr12" draw:text-style-name="P3" draw:layer="layout" svg:width="1.354cm" svg:height="2.219cm" svg:x="3.367cm" svg:y="3.185cm">
          <text:p/>
          <draw:enhanced-geometry svg:viewBox="0 0 1194 1919" draw:type="non-primitive" draw:enhanced-path="M 27 961 L 563 82 1193 0 942 694 519 1476 0 1918 27 961 N"/>
        </draw:custom-shape>
        <draw:custom-shape draw:style-name="gr13" draw:text-style-name="P3" draw:layer="layout" svg:width="1.625cm" svg:height="1.318cm" svg:x="6.074cm" svg:y="3.949cm">
          <text:p/>
          <draw:enhanced-geometry svg:viewBox="0 0 1451 1132" draw:type="non-primitive" draw:enhanced-path="M 863 794 L 132 902 0 239 650 0 1431 418 1450 1131 863 794 N"/>
        </draw:custom-shape>
        <draw:custom-shape draw:style-name="gr14" draw:text-style-name="P3" draw:layer="layout" svg:width="1.708cm" svg:height="2.219cm" svg:x="5.883cm" svg:y="1.253cm">
          <text:p/>
          <draw:enhanced-geometry svg:viewBox="0 0 1537 1938" draw:type="non-primitive" draw:enhanced-path="M 965 1231 L 374 542 0 0 912 349 1536 1134 1530 1937 965 1231 N"/>
        </draw:custom-shape>
        <draw:custom-shape draw:style-name="gr15" draw:text-style-name="P3" draw:layer="layout" svg:width="1.935cm" svg:height="1.228cm" svg:x="3.924cm" svg:y="4.369cm">
          <text:p/>
          <draw:enhanced-geometry svg:viewBox="0 0 1720 1057" draw:type="non-primitive" draw:enhanced-path="M 1290 0 L 1719 505 1193 1056 521 799 0 898 522 186 1290 0 N"/>
        </draw:custom-shape>
        <draw:custom-shape draw:style-name="gr16" draw:text-style-name="P5" draw:layer="layout" svg:width="1.566cm" svg:height="0.74cm" svg:x="4.933cm" svg:y="3.152cm">
          <text:p/>
          <draw:enhanced-geometry svg:viewBox="0 0 1400 637" draw:type="non-primitive" draw:enhanced-path="M 739 636 L 0 350 620 0 1399 434 739 636 N"/>
        </draw:custom-shape>
        <draw:custom-shape draw:style-name="gr17" draw:text-style-name="P3" draw:layer="layout" svg:width="1.566cm" svg:height="2.195cm" svg:x="2.953cm" svg:y="8.624cm">
          <text:p/>
          <draw:enhanced-geometry svg:viewBox="0 0 1395 1916" draw:type="non-primitive" draw:enhanced-path="M 1394 1915 L 568 1506 0 635 177 0 676 517 1201 1231 1394 1915 N"/>
        </draw:custom-shape>
        <draw:custom-shape draw:style-name="gr18" draw:text-style-name="P3" draw:layer="layout" svg:width="1.044cm" svg:height="1.968cm" svg:x="3.416cm" svg:y="6.111cm">
          <text:p/>
          <draw:enhanced-geometry svg:viewBox="0 0 945 1712" draw:type="non-primitive" draw:enhanced-path="M 662 686 L 944 1414 369 1711 0 1107 177 194 819 0 662 686 N"/>
        </draw:custom-shape>
        <draw:custom-shape draw:style-name="gr19" draw:text-style-name="P3" draw:layer="layout" svg:width="0.665cm" svg:height="2.89cm" svg:x="2.076cm" svg:y="5.961cm">
          <text:p/>
          <draw:enhanced-geometry svg:viewBox="0 0 592 2532" draw:type="non-primitive" draw:enhanced-path="M 576 2531 L 55 1669 0 637 463 0 515 930 591 1868 576 2531 N"/>
        </draw:custom-shape>
        <draw:custom-shape draw:style-name="gr20" draw:text-style-name="P6" draw:layer="layout" svg:width="0.567cm" svg:height="1.661cm" svg:x="3.12cm" svg:y="7.396cm">
          <text:p/>
          <draw:enhanced-geometry svg:viewBox="0 0 527 1445" draw:type="non-primitive" draw:enhanced-path="M 0 926 L 157 0 526 604 499 1444 0 926 N"/>
        </draw:custom-shape>
        <draw:custom-shape draw:style-name="gr21" draw:text-style-name="P3" draw:layer="layout" svg:width="1.066cm" svg:height="2.139cm" svg:x="3.784cm" svg:y="7.839cm">
          <text:p/>
          <draw:enhanced-geometry svg:viewBox="0 0 956 1853" draw:type="non-primitive" draw:enhanced-path="M 525 1852 L 0 1137 27 298 602 0 955 692 538 1312 525 1852 N"/>
        </draw:custom-shap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dit </meta:initial-creator>
    <meta:creation-date>2017-04-01T18:57:17.745258722</meta:creation-date>
    <meta:editing-duration>PT13M45S</meta:editing-duration>
    <meta:editing-cycles>3</meta:editing-cycles>
    <dc:date>2017-11-19T19:05:26.682011972</dc:date>
    <dc:creator>Gradit </dc:creator>
    <meta:generator>LibreOffice/5.1.6.2$Linux_X86_64 LibreOffice_project/10m0$Build-2</meta:generator>
    <meta:document-statistic meta:object-count="44"/>
  </office:meta>
</office:document-meta>
</file>